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DC" table:style-name="ce1">
            <text:p>DC</text:p>
          </table:table-cell>
          <table:table-cell office:value-type="string" office:value="Superficie" table:style-name="ce1">
            <text:p>Superficie</text:p>
          </table:table-cell>
          <table:table-cell office:value-type="string" office:value="Population" table:style-name="ce1">
            <text:p>Population</text:p>
          </table:table-cell>
          <table:table-cell office:value-type="string" office:value="Total" table:style-name="ce1">
            <text:p>Total</text:p>
          </table:table-cell>
          <table:table-cell office:value-type="string" office:value="Basrev" table:style-name="ce1">
            <text:p>Basrev</text:p>
          </table:table-cell>
          <table:table-cell office:value-type="string" office:value="Secret" table:style-name="ce1">
            <text:p>Secret</text:p>
          </table:table-cell>
          <table:table-cell office:value-type="string" office:value="densite" table:style-name="ce1">
            <text:p>densite</text:p>
          </table:table-cell>
        </table:table-row>
        <table:table-row>
          <table:table-cell office:value-type="string" office:value="02001" table:style-name="ce1">
            <text:p>02001</text:p>
          </table:table-cell>
          <table:table-cell office:value-type="float" office:value="596" table:style-name="ce1">
            <text:p>596</text:p>
          </table:table-cell>
          <table:table-cell office:value-type="float" office:value="4104457" table:style-name="ce1">
            <text:p>4104457</text:p>
          </table:table-cell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6886.67281879195" table:style-name="ce1">
            <text:p>6886.67281879195</text:p>
          </table:table-cell>
        </table:table-row>
        <table:table-row>
          <table:table-cell office:value-type="string" office:value="02002" table:style-name="ce1">
            <text:p>02002</text:p>
          </table:table-cell>
          <table:table-cell office:value-type="float" office:value="69" table:style-name="ce1">
            <text:p>69</text:p>
          </table:table-cell>
          <table:table-cell office:value-type="float" office:value="5139474" table:style-name="ce1">
            <text:p>5139474</text:p>
          </table:table-cell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74485.1304347826" table:style-name="ce1">
            <text:p>74485.1304347826</text:p>
          </table:table-cell>
        </table:table-row>
        <table:table-row>
          <table:table-cell office:value-type="string" office:value="02003" table:style-name="ce1">
            <text:p>02003</text:p>
          </table:table-cell>
          <table:table-cell office:value-type="float" office:value="1167" table:style-name="ce1">
            <text:p>1167</text:p>
          </table:table-cell>
          <table:table-cell office:value-type="float" office:value="8095126" table:style-name="ce1">
            <text:p>8095126</text:p>
          </table:table-cell>
          <table:table-cell office:value-type="float" office:value="123" table:style-name="ce1">
            <text:p>123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6936.69751499572" table:style-name="ce1">
            <text:p>6936.69751499572</text:p>
          </table:table-cell>
        </table:table-row>
        <table:table-row>
          <table:table-cell office:value-type="string" office:value="02004" table:style-name="ce1">
            <text:p>02004</text:p>
          </table:table-cell>
          <table:table-cell office:value-type="float" office:value="122335" table:style-name="ce1">
            <text:p>122335</text:p>
          </table:table-cell>
          <table:table-cell office:value-type="float" office:value="1292308" table:style-name="ce1">
            <text:p>1292308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0.5636816937099" table:style-name="ce1">
            <text:p>10.5636816937099</text:p>
          </table:table-cell>
        </table:table-row>
        <table:table-row>
          <table:table-cell office:value-type="string" office:value="02005" table:style-name="ce1">
            <text:p>02005</text:p>
          </table:table-cell>
          <table:table-cell office:value-type="float" office:value="873" table:style-name="ce1">
            <text:p>873</text:p>
          </table:table-cell>
          <table:table-cell office:value-type="float" office:value="428" table:style-name="ce1">
            <text:p>428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.490263459335624" table:style-name="ce1">
            <text:p>0.490263459335624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